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a8d3" officeooo:paragraph-rsid="0016a8d3"/>
    </style:style>
    <style:style style:name="P2" style:family="paragraph" style:parent-style-name="Standard">
      <style:text-properties officeooo:rsid="0016a8d3" officeooo:paragraph-rsid="0018a2e4"/>
    </style:style>
    <style:style style:name="P3" style:family="paragraph" style:parent-style-name="Standard">
      <style:text-properties fo:font-weight="bold" officeooo:rsid="0016a8d3" officeooo:paragraph-rsid="0018a2e4" style:font-weight-asian="bold" style:font-weight-complex="bold"/>
    </style:style>
    <style:style style:name="P4" style:family="paragraph" style:parent-style-name="Standard">
      <style:text-properties fo:font-weight="bold" officeooo:rsid="0016a8d3" officeooo:paragraph-rsid="0016a8d3" style:font-weight-asian="bold" style:font-weight-complex="bold"/>
    </style:style>
    <style:style style:name="P5" style:family="paragraph" style:parent-style-name="Standard">
      <style:text-properties fo:font-weight="bold" officeooo:rsid="001d00aa" officeooo:paragraph-rsid="001d00aa" style:font-weight-asian="bold" style:font-weight-complex="bold"/>
    </style:style>
    <style:style style:name="P6" style:family="paragraph" style:parent-style-name="Standard">
      <style:text-properties fo:font-weight="bold" officeooo:rsid="001de711" officeooo:paragraph-rsid="001de711" style:font-weight-asian="bold" style:font-weight-complex="bold"/>
    </style:style>
    <style:style style:name="P7" style:family="paragraph" style:parent-style-name="Standard">
      <style:text-properties fo:font-weight="bold" officeooo:rsid="001ed1a1" officeooo:paragraph-rsid="001ed1a1" style:font-weight-asian="bold" style:font-weight-complex="bold"/>
    </style:style>
    <style:style style:name="P8" style:family="paragraph" style:parent-style-name="Standard">
      <style:text-properties officeooo:rsid="00192f59" officeooo:paragraph-rsid="00192f59"/>
    </style:style>
    <style:style style:name="P9" style:family="paragraph" style:parent-style-name="Standard">
      <style:text-properties officeooo:rsid="00196107" officeooo:paragraph-rsid="00196107"/>
    </style:style>
    <style:style style:name="P10" style:family="paragraph" style:parent-style-name="Standard">
      <style:text-properties officeooo:rsid="001a2b62" officeooo:paragraph-rsid="001a2b62"/>
    </style:style>
    <style:style style:name="P11" style:family="paragraph" style:parent-style-name="Standard">
      <style:text-properties fo:font-weight="normal" officeooo:rsid="001b1b0a" officeooo:paragraph-rsid="001b1b0a" style:font-weight-asian="normal" style:font-weight-complex="normal"/>
    </style:style>
    <style:style style:name="P12" style:family="paragraph" style:parent-style-name="Standard">
      <style:text-properties fo:font-weight="normal" officeooo:rsid="001ed1a1" officeooo:paragraph-rsid="001ed1a1" style:font-weight-asian="normal" style:font-weight-complex="normal"/>
    </style:style>
    <style:style style:name="T1" style:family="text">
      <style:text-properties officeooo:rsid="0018a2e4"/>
    </style:style>
    <style:style style:name="T2" style:family="text">
      <style:text-properties fo:font-weight="bold" style:font-weight-asian="bold" style:font-weight-complex="bold"/>
    </style:style>
    <style:style style:name="T3" style:family="text">
      <style:text-properties fo:font-weight="bold" officeooo:rsid="00196107" style:font-weight-asian="bold" style:font-weight-complex="bold"/>
    </style:style>
    <style:style style:name="T4" style:family="text">
      <style:text-properties fo:font-weight="bold" officeooo:rsid="001a2b62" style:font-weight-asian="bold" style:font-weight-complex="bold"/>
    </style:style>
    <style:style style:name="T5" style:family="text">
      <style:text-properties officeooo:rsid="00196107"/>
    </style:style>
    <style:style style:name="T6" style:family="text">
      <style:text-properties fo:font-weight="normal" style:font-weight-asian="normal" style:font-weight-complex="normal"/>
    </style:style>
    <style:style style:name="T7" style:family="text">
      <style:text-properties fo:font-weight="normal" officeooo:rsid="0019610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8)</text:p>
      <text:p text:style-name="P1"/>
      <text:p text:style-name="P4">a) </text:p>
      <text:p text:style-name="P1"/>
      <text:p text:style-name="P2">If we really want to store the credit card number in our database we have to encrypt it to make sure it is not in clear text so if a hacker will breach in then the encrypted data won't tell the hacker much.</text:p>
      <text:p text:style-name="P2"/>
      <text:p text:style-name="P3"><text:span text:style-name="T1">b)</text:span></text:p>
      <text:p text:style-name="P2"/>
      <text:p text:style-name="P8">1. It is easy to <text:span text:style-name="T2">test</text:span> and can be tested independent of the application</text:p>
      <text:p text:style-name="P8">2. <text:span text:style-name="T5">it is </text:span><text:span text:style-name="T3">faster </text:span><text:span text:style-name="T7">because it is running on the database itself, we do not have to send a lot of information over the network that will slow down the process.</text:span></text:p>
      <text:p text:style-name="P9"><text:span text:style-name="T6">3. There is more </text:span><text:span text:style-name="T2">maintainability </text:span><text:span text:style-name="T6">because lets say the person who wrote the procedures in the database need to make some changes (new attributes etc) the person would know easier what procedures that would need an update. Where in the case we have in the front-end there might be another developer who don't know all the changes and it would be more complex to make changes.</text:span></text:p>
      <text:p text:style-name="P9"><text:span text:style-name="T6"/></text:p>
      <text:p text:style-name="P9"><text:span text:style-name="T2"><text:s/></text:span><text:span text:style-name="T4">9.</text:span></text:p>
      <text:p text:style-name="P9"><text:span text:style-name="T4"/></text:p>
      <text:p text:style-name="P10"><text:span text:style-name="T2">b) </text:span></text:p>
      <text:p text:style-name="P11">No it is not visible and the reason for this is because it is not yet commited so there is no way that session B can know of these changes. This is the isolation property.</text:p>
      <text:p text:style-name="P11"/>
      <text:p text:style-name="P5">c) <text:span text:style-name="T6">When we tried to update the row in session B that we inserted in session A (without commiting) we first thought that nothing would happen because be would not be aware of the row but after we run the update statement we had to wait for about 15 seconds before we got a timeout on a lock wait. So since we havent commited in session A it holds a lock on that row which we couldnt get in session B which is a part of the isolation concept of transactions.</text:span></text:p>
      <text:p text:style-name="P5"><text:span text:style-name="T6"/></text:p>
      <text:p text:style-name="P6">10.</text:p>
      <text:p text:style-name="P6">a) <text:span text:style-name="T6">No it did not occur, the reason is because mySQL adds write and read locks so when session B tries to run the script it just times out. </text:span>Note: we added our own modified test case for this because we don't allow adding passengers when it exceeds the number of passengers in the reservation. Our modified test script allowed us to test that overreservations were allowed but not overbooking when not running with concurrency. </text:p>
      <text:p text:style-name="P6"/>
      <text:p text:style-name="P6">b) </text:p>
      <text:p text:style-name="P12">Yes it is theoretically possible. If we assume that mySQL would not have the property of adding locks, we can see that the following can occur:</text:p>
      <text:p text:style-name="P12"/>
      <text:p text:style-name="P12">Session A: Add 30 bookings (result OK)</text:p>
      <text:p text:style-name="P12">Session B: Add 15 bookings (also ok because sessioin B can't see the other 30 bookings)</text:p>
      <text:p text:style-name="P12">Session A commit</text:p>
      <text:p text:style-name="P12">Session B commit:</text:p>
      <text:p text:style-name="P12"/>
      <text:p text:style-name="P12">This would lead to overbooking. </text:p>
      <text:p text:style-name="P12"/>
      <text:p text:style-name="P7">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0:15:02.671165194</meta:creation-date>
    <meta:generator>LibreOffice/5.0.3.2$Linux_X86_64 LibreOffice_project/00m0$Build-2</meta:generator>
    <dc:date>2016-12-12T19:55:37.524303949</dc:date>
    <meta:editing-duration>PT1H8M59S</meta:editing-duration>
    <meta:editing-cycles>10</meta:editing-cycles>
    <meta:document-statistic meta:table-count="0" meta:image-count="0" meta:object-count="0" meta:page-count="1" meta:paragraph-count="21" meta:word-count="424" meta:character-count="2220" meta:non-whitespace-character-count="1811"/>
  </office:meta>
</office:document-meta>
</file>